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3723" officeooo:paragraph-rsid="000048af"/>
    </style:style>
    <style:style style:name="P2" style:family="paragraph" style:parent-style-name="Standard">
      <style:text-properties officeooo:rsid="000bf935" officeooo:paragraph-rsid="000048af"/>
    </style:style>
    <style:style style:name="P3" style:family="paragraph" style:parent-style-name="Standard">
      <style:text-properties fo:font-weight="bold" officeooo:rsid="000d3723" officeooo:paragraph-rsid="000048af" style:font-weight-asian="bold" style:font-weight-complex="bold"/>
    </style:style>
    <style:style style:name="P4" style:family="paragraph" style:parent-style-name="Standard">
      <style:text-properties officeooo:rsid="000048af" officeooo:paragraph-rsid="000048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2.</text:p>
      <text:p text:style-name="P2"/>
      <text:p text:style-name="P1">For input, number of variables = 100</text:p>
      <text:p text:style-name="P1"/>
      <text:p text:style-name="P1">Output: </text:p>
      <text:p text:style-name="P1"/>
      <text:p text:style-name="P1">It <text:s text:c="4"/>pcost <text:s text:c="6"/>dcost <text:s text:c="5"/>gap <text:s text:c="2"/>pres <text:s text:c="2"/>dres <text:s text:c="3"/>k/t <text:s text:c="3"/>mu <text:s text:c="4"/>step <text:s text:c="2"/>sigma <text:s text:c="4"/>IR <text:s text:c="3"/>| <text:s text:c="2"/>BT</text:p>
      <text:p text:style-name="P1"><text:s/>0 <text:s/>+8.500e+04 <text:s/>+1.700e+05 <text:s/>+3e+05 <text:s/>2e-01 <text:s/>7e-01 <text:s/>1e+00 <text:s/>3e+03 <text:s text:c="3"/>--- <text:s text:c="3"/>--- <text:s text:c="3"/>1 <text:s/>1 <text:s/>- | <text:s/>- <text:s/>- </text:p>
      <text:p text:style-name="P1"><text:s/>1 <text:s/>+8.217e+04 <text:s/>+1.699e+05 <text:s/>+3e+05 <text:s/>2e-01 <text:s/>8e-01 <text:s/>2e+02 <text:s/>3e+03 <text:s/>0.0695 <text:s/>8e-01 <text:s text:c="2"/>0 <text:s/>0 <text:s/>0 | <text:s/>0 <text:s/>0</text:p>
      <text:p text:style-name="P1"><text:s/>2 <text:s/>+3.341e+03 <text:s/>+7.652e+03 <text:s/>+2e+04 <text:s/>8e-03 <text:s/>4e-02 <text:s/>1e+02 <text:s/>2e+02 <text:s/>0.9890 <text:s/>4e-02 <text:s text:c="2"/>0 <text:s/>0 <text:s/>0 | <text:s/>0 <text:s/>0</text:p>
      <text:p text:style-name="P1"><text:s/>3 <text:s/>+2.168e+02 <text:s/>+5.175e+02 <text:s/>+1e+03 <text:s/>4e-04 <text:s/>3e-03 <text:s/>1e+01 <text:s/>1e+01 <text:s/>0.9890 <text:s/>6e-02 <text:s text:c="2"/>0 <text:s/>0 <text:s/>0 | <text:s/>0 <text:s/>0</text:p>
      <text:p text:style-name="P1"><text:s/>4 <text:s/>+5.774e+01 <text:s/>+6.733e+01 <text:s/>+4e+01 <text:s/>1e-05 <text:s/>8e-05 <text:s/>4e-01 <text:s/>4e-01 <text:s/>0.9702 <text:s/>2e-03 <text:s text:c="2"/>0 <text:s/>1 <text:s/>1 | <text:s/>0 <text:s/>0</text:p>
      <text:p text:style-name="P1"><text:s/>5 <text:s/>+5.008e+01 <text:s/>+5.019e+01 <text:s/>+5e-01 <text:s/>1e-07 <text:s/>9e-07 <text:s/>4e-03 <text:s/>5e-03 <text:s/>0.9890 <text:s/>1e-04 <text:s text:c="2"/>0 <text:s/>0 <text:s/>0 | <text:s/>0 <text:s/>0</text:p>
      <text:p text:style-name="P1"><text:s/>6 <text:s/>+5.000e+01 <text:s/>+5.000e+01 <text:s/>+5e-03 <text:s/>2e-09 <text:s/>1e-08 <text:s/>5e-05 <text:s/>5e-05 <text:s/>0.9890 <text:s/>1e-04 <text:s text:c="2"/>0 <text:s/>0 <text:s/>0 | <text:s/>0 <text:s/>0</text:p>
      <text:p text:style-name="P1"><text:s/>7 <text:s/>+5.000e+01 <text:s/>+5.000e+01 <text:s/>+6e-05 <text:s/>2e-11 <text:s/>1e-10 <text:s/>5e-07 <text:s/>6e-07 <text:s/>0.9890 <text:s/>1e-04 <text:s text:c="2"/>0 <text:s/>0 <text:s/>0 | <text:s/>0 <text:s/>0</text:p>
      <text:p text:style-name="P1"><text:s/>8 <text:s/>+5.000e+01 <text:s/>+5.000e+01 <text:s/>+7e-07 <text:s/>2e-13 <text:s/>1e-12 <text:s/>6e-09 <text:s/>7e-09 <text:s/>0.9890 <text:s/>1e-04 <text:s text:c="2"/>1 <text:s/>0 <text:s/>0 | <text:s/>0 <text:s/>0</text:p>
      <text:p text:style-name="P1"><text:s/>9 <text:s/>+5.000e+01 <text:s/>+5.000e+01 <text:s/>+7e-09 <text:s/>2e-15 <text:s/>1e-14 <text:s/>7e-11 <text:s/>7e-11 <text:s/>0.9890 <text:s/>1e-04 <text:s text:c="2"/>1 <text:s/>0 <text:s/>0 | <text:s/>0 <text:s/>0</text:p>
      <text:p text:style-name="P1"/>
      <text:p text:style-name="P1">OPTIMAL (within feastol=1.3e-14, reltol=1.5e-10, abstol=7.4e-09).</text:p>
      <text:p text:style-name="P1">Runtime: 0.001603 seconds.</text:p>
      <text:p text:style-name="P1"/>
      <text:p text:style-name="P3">Optimal values of given variables: </text:p>
      <text:p text:style-name="P1"/>
      <text:p text:style-name="P1">50.2406 1.15821e-08 3.45611e-09 1.39132e-09 6.28672e-10 3.21095e-10 1.77108e-10 1.0275e-10 6.28516e-11 4.13507e-11 2.98729e-11 2.38075e-11 2.05906e-11 1.88124e-11 1.7716e-11 1.69094e-11 1.62006e-11 1.55048e-11 1.47914e-11 1.40568e-11 1.33082e-11 1.25566e-11 1.18126e-11 1.10854e-11 1.0382e-11 9.70725e-12 9.06428e-12 8.45477e-12 7.87931e-12 7.33763e-12 6.8289e-12 6.35189e-12 5.90508e-12 5.48685e-12 5.09547e-12 4.72923e-12 4.38644e-12 4.06545e-12 3.76472e-12 3.48276e-12 3.21819e-12 2.96971e-12 2.73613e-12 2.51632e-12 2.30926e-12 2.114e-12 1.92965e-12 1.75541e-12 1.59053e-12 1.43433e-12 1.28618e-12 1.1455e-12 1.01175e-12 8.84447e-13 7.63135e-13 6.47397e-13 5.3685e-13 4.31139e-13 3.29936e-13 2.32939e-13 1.39869e-13 5.04661e-14 -3.5508e-14 -1.18275e-13 -1.98042e-13 -2.74999e-13 -3.49323e-13 -4.21179e-13 -4.90722e-13 -5.58092e-13 -6.23425e-13 -6.86843e-13 -7.48463e-13 -8.08392e-13 -8.66733e-13 -9.23579e-13 -9.79019e-13 -1.03314e-12 -1.08601e-12 -1.13771e-12 -1.1883e-12 -1.23786e-12 -1.28644e-12 -1.33409e-12 -1.38088e-12 -1.42685e-12 -1.47205e-12 -1.51652e-12 -1.56031e-12 -1.60346e-12 -1.646e-12 -1.68797e-12 -1.72941e-12 -1.77034e-12 -1.8108e-12 -1.85082e-12 -1.89041e-12 -1.92962e-12 -1.96846e-12 -2.00695e-12 0</text:p>
      <text:p text:style-name="P1"/>
      <text:p text:style-name="P1"/>
      <text:p text:style-name="P4">Input (Number of variables) = 1000</text:p>
      <text:p text:style-name="P4"/>
      <text:p text:style-name="P4">Output: </text:p>
      <text:p text:style-name="P4"/>
      <text:p text:style-name="P4">It <text:s text:c="4"/>pcost <text:s text:c="6"/>dcost <text:s text:c="5"/>gap <text:s text:c="2"/>pres <text:s text:c="2"/>dres <text:s text:c="3"/>k/t <text:s text:c="3"/>mu <text:s text:c="4"/>step <text:s text:c="2"/>sigma <text:s text:c="4"/>IR <text:s text:c="3"/>| <text:s text:c="2"/>BT</text:p>
      <text:p text:style-name="P4"><text:s/>0 <text:s/>+8.350e+07 <text:s/>+1.670e+08 <text:s/>+3e+08 <text:s/>8e-02 <text:s/>7e-01 <text:s/>1e+00 <text:s/>3e+05 <text:s text:c="3"/>--- <text:s text:c="3"/>--- <text:s text:c="3"/>1 <text:s/>1 <text:s/>- | <text:s/>- <text:s/>- </text:p>
      <text:p text:style-name="P4"><text:s/>1 <text:s/>+8.348e+07 <text:s/>+1.670e+08 <text:s/>+3e+08 <text:s/>8e-02 <text:s/>7e-01 <text:s/>2e+02 <text:s/>3e+05 <text:s/>0.0008 <text:s/>1e+00 <text:s text:c="2"/>1 <text:s/>2 <text:s/>1 | <text:s/>0 <text:s/>0</text:p>
      <text:p text:style-name="P4"><text:s/>2 <text:s/>+8.343e+07 <text:s/>+1.670e+08 <text:s/>+3e+08 <text:s/>8e-02 <text:s/>7e-01 <text:s/>6e+02 <text:s/>3e+05 <text:s/>0.0015 <text:s/>7e-01 <text:s text:c="2"/>1 <text:s/>2 <text:s/>1 | <text:s/>0 <text:s/>0</text:p>
      <text:p text:style-name="P4"><text:s/>3 <text:s/>+8.257e+07 <text:s/>+1.663e+08 <text:s/>+3e+08 <text:s/>8e-02 <text:s/>7e-01 <text:s/>5e+03 <text:s/>3e+05 <text:s/>0.0187 <text:s/>6e-01 <text:s text:c="2"/>1 <text:s/>2 <text:s/>2 | <text:s/>0 <text:s/>0</text:p>
      <text:p text:style-name="P4"><text:s/>4 <text:s/>+7.543e+07 <text:s/>+1.540e+08 <text:s/>+3e+08 <text:s/>8e-02 <text:s/>7e-01 <text:s/>1e+04 <text:s/>3e+05 <text:s/>0.1028 <text:s/>2e-01 <text:s text:c="2"/>2 <text:s/>2 <text:s/>1 | <text:s/>0 <text:s/>0</text:p>
      <text:p text:style-name="P4"><text:s/>5 <text:s/>+2.677e+06 <text:s/>+9.305e+06 <text:s/>+3e+07 <text:s/>6e-03 <text:s/>6e-02 <text:s/>2e+04 <text:s/>3e+04 <text:s/>0.9890 <text:s/>7e-02 <text:s text:c="2"/>1 <text:s/>2 <text:s/>2 | <text:s/>0 <text:s/>0</text:p>
      <text:p text:style-name="P4"><text:s/>6 <text:s/>+9.288e+05 <text:s/>+1.902e+06 <text:s/>+4e+06 <text:s/>9e-04 <text:s/>9e-03 <text:s/>4e+03 <text:s/>4e+03 <text:s/>0.8560 <text:s/>9e-03 <text:s text:c="2"/>2 <text:s/>2 <text:s/>2 | <text:s/>0 <text:s/>0</text:p>
      <text:p text:style-name="P4"><text:s/>7 <text:s/>+4.019e+05 <text:s/>+9.429e+05 <text:s/>+2e+06 <text:s/>4e-04 <text:s/>5e-03 <text:s/>2e+03 <text:s/>2e+03 <text:s/>0.7375 <text:s/>4e-01 <text:s text:c="2"/>1 <text:s/>1 <text:s/>1 | <text:s/>0 <text:s/>0</text:p>
      <text:p text:style-name="P4"><text:soft-page-break/><text:s/>8 <text:s/>+3.737e+04 <text:s/>+7.589e+04 <text:s/>+2e+05 <text:s/>3e-05 <text:s/>3e-04 <text:s/>2e+02 <text:s/>2e+02 <text:s/>0.9345 <text:s/>6e-03 <text:s text:c="2"/>1 <text:s/>2 <text:s/>1 | <text:s/>0 <text:s/>0</text:p>
      <text:p text:style-name="P4"><text:s/>9 <text:s/>+1.441e+04 <text:s/>+2.943e+04 <text:s/>+6e+04 <text:s/>7e-06 <text:s/>1e-04 <text:s/>6e+01 <text:s/>6e+01 <text:s/>0.8635 <text:s/>3e-01 <text:s text:c="2"/>1 <text:s/>1 <text:s/>1 | <text:s/>0 <text:s/>0</text:p>
      <text:p text:style-name="P4">10 <text:s/>+1.847e+03 <text:s/>+3.215e+03 <text:s/>+5e+03 <text:s/>5e-07 <text:s/>1e-05 <text:s/>5e+00 <text:s/>5e+00 <text:s/>0.9160 <text:s/>8e-03 <text:s text:c="2"/>1 <text:s/>1 <text:s/>1 | <text:s/>0 <text:s/>0</text:p>
      <text:p text:style-name="P4">11 <text:s/>+5.160e+02 <text:s/>+5.324e+02 <text:s/>+7e+01 <text:s/>6e-09 <text:s/>1e-07 <text:s/>7e-02 <text:s/>7e-02 <text:s/>0.9890 <text:s/>1e-03 <text:s text:c="2"/>1 <text:s/>1 <text:s/>1 | <text:s/>0 <text:s/>0</text:p>
      <text:p text:style-name="P4">12 <text:s/>+5.002e+02 <text:s/>+5.004e+02 <text:s/>+7e-01 <text:s/>7e-11 <text:s/>2e-09 <text:s/>7e-04 <text:s/>7e-04 <text:s/>0.9890 <text:s/>1e-04 <text:s text:c="2"/>1 <text:s/>1 <text:s/>1 | <text:s/>0 <text:s/>0</text:p>
      <text:p text:style-name="P4">13 <text:s/>+5.000e+02 <text:s/>+5.000e+02 <text:s/>+8e-03 <text:s/>8e-13 <text:s/>2e-11 <text:s/>8e-06 <text:s/>8e-06 <text:s/>0.9890 <text:s/>1e-04 <text:s text:c="2"/>1 <text:s/>1 <text:s/>1 | <text:s/>0 <text:s/>0</text:p>
      <text:p text:style-name="P4">14 <text:s/>+5.000e+02 <text:s/>+5.000e+02 <text:s/>+9e-05 <text:s/>9e-15 <text:s/>2e-13 <text:s/>9e-08 <text:s/>9e-08 <text:s/>0.9890 <text:s/>1e-04 <text:s text:c="2"/>1 <text:s/>0 <text:s/>0 | <text:s/>0 <text:s/>0</text:p>
      <text:p text:style-name="P4">15 <text:s/>+5.000e+02 <text:s/>+5.000e+02 <text:s/>+1e-06 <text:s/>1e-15 <text:s/>2e-15 <text:s/>1e-09 <text:s/>1e-09 <text:s/>0.9890 <text:s/>1e-04 <text:s text:c="2"/>1 <text:s/>0 <text:s/>0 | <text:s/>0 <text:s/>0</text:p>
      <text:p text:style-name="P4"/>
      <text:p text:style-name="P4">OPTIMAL (within feastol=2.2e-15, reltol=2.0e-09, abstol=1.0e-06).</text:p>
      <text:p text:style-name="P4">Runtime: 0.020532 seconds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2:05:15.918461049</meta:creation-date>
    <dc:date>2017-03-31T12:08:59.336933404</dc:date>
    <meta:editing-duration>PT3M44S</meta:editing-duration>
    <meta:editing-cycles>1</meta:editing-cycles>
    <meta:document-statistic meta:table-count="0" meta:image-count="0" meta:object-count="0" meta:page-count="2" meta:paragraph-count="39" meta:word-count="580" meta:character-count="4188" meta:non-whitespace-character-count="3142"/>
    <meta:generator>LibreOffice/5.1.6.2$Linux_X86_64 LibreOffice_project/10m0$Build-2</meta:generator>
  </office:meta>
</office:document-meta>
</file>